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640000012D7A0330DC.svm" manifest:media-type=""/>
  <manifest:file-entry manifest:full-path="Pictures/20000001000000BB000000E5B89C68BD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5D80000012D3E6CF53E.svm" manifest:media-type=""/>
  <manifest:file-entry manifest:full-path="Pictures/200000010000018500000142AEA88071.svm" manifest:media-type=""/>
  <manifest:file-entry manifest:full-path="Pictures/2000000200000380000000C7925191C3.eps" manifest:media-type=""/>
  <manifest:file-entry manifest:full-path="Pictures/20000001000005CF0000012D3587D60E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I_{B1}=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I_{B2}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1.435cm" svg:height="2.539cm" svg:x="0.703cm" svg:y="0.341cm">
          <draw:image xlink:href="Pictures/2000000200000380000000C7925191C3.eps" xlink:type="simple" xlink:show="embed" xlink:actuate="onLoad">
            <text:p/>
          </draw:image>
          <draw:glue-point draw:id="4" svg:x="-4.723cm" svg:y="1.252cm"/>
          <draw:glue-point draw:id="5" svg:x="-4.905cm" svg:y="1.283cm"/>
          <draw:glue-point draw:id="6" svg:x="-4.696cm" svg:y="-2.209cm"/>
          <draw:glue-point draw:id="7" svg:x="-4.117cm" svg:y="-3.209cm"/>
          <draw:glue-point draw:id="8" svg:x="-4.299cm" svg:y="2.197cm"/>
          <draw:glue-point draw:id="9" svg:x="-4.373cm" svg:y="2.225cm"/>
        </draw:frame>
        <draw:frame draw:style-name="gr2" draw:text-style-name="P1" draw:layer="layout" svg:width="0.223cm" svg:height="0.274cm" svg:x="11.294cm" svg:y="0.669cm">
          <draw:image xlink:href="Pictures/20000001000000BB000000E5B89C68BD.svm" xlink:type="simple" xlink:show="embed" xlink:actuate="onLoad">
            <text:p/>
          </draw:image>
        </draw:frame>
        <draw:frame draw:style-name="gr2" draw:text-style-name="P1" draw:layer="layout" svg:width="0.223cm" svg:height="0.274cm" svg:x="11.294cm" svg:y="1.765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11.289cm" svg:y="1.251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33cm" svg:height="0.192cm" svg:x="11.289cm" svg:y="2.365cm">
          <draw:image xlink:href="Pictures/20000001000000C3000000A1D578F1D8.svm" xlink:type="simple" xlink:show="embed" xlink:actuate="onLoad">
            <text:p/>
          </draw:image>
        </draw:frame>
        <draw:frame draw:style-name="gr2" draw:text-style-name="P1" draw:layer="layout" svg:width="0.223cm" svg:height="0.274cm" svg:x="8.673cm" svg:y="0.685cm">
          <draw:image xlink:href="Pictures/20000001000000BB000000E5B89C68BD.svm" xlink:type="simple" xlink:show="embed" xlink:actuate="onLoad">
            <text:p/>
          </draw:image>
        </draw:frame>
        <draw:frame draw:style-name="gr2" draw:text-style-name="P1" draw:layer="layout" svg:width="0.223cm" svg:height="0.274cm" svg:x="8.673cm" svg:y="1.781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8.668cm" svg:y="1.267cm">
          <draw:image xlink:href="Pictures/20000001000000C3000000A1D578F1D8.svm" xlink:type="simple" xlink:show="embed" xlink:actuate="onLoad">
            <text:p/>
          </draw:image>
        </draw:frame>
        <draw:frame draw:style-name="gr2" draw:text-style-name="P1" draw:layer="layout" svg:width="0.223cm" svg:height="0.274cm" svg:x="9.329cm" svg:y="1.781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33cm" svg:height="0.192cm" svg:x="9.324cm" svg:y="1.267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33cm" svg:height="0.192cm" svg:x="9.324cm" svg:y="2.381cm">
          <draw:image xlink:href="Pictures/20000001000000C3000000A1D578F1D8.svm" xlink:type="simple" xlink:show="embed" xlink:actuate="onLoad">
            <text:p/>
          </draw:image>
        </draw:frame>
        <draw:frame draw:style-name="gr4" draw:text-style-name="P2" draw:layer="layout" svg:width="0.937cm" svg:height="0.911cm" svg:x="9.863cm" svg:y="2.31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2cm" svg:height="0.911cm" svg:x="7.278cm" svg:y="2.31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2" draw:layer="layout" svg:width="1.2cm" svg:height="0.911cm" svg:x="5.751cm" svg:y="2.33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4" draw:text-style-name="P2" draw:layer="layout" svg:width="1.2cm" svg:height="0.911cm" svg:x="1.901cm" svg:y="2.335cm">
          <draw:text-box>
            <text:p><text:span text:style-name="T1">(</text:span><text:span text:style-name="T1">ت</text:span><text:span text:style-name="T1">)</text:span></text:p>
          </draw:text-box>
        </draw:frame>
        <draw:line draw:style-name="gr5" draw:text-style-name="P1" draw:layer="layout" svg:x1="5.328cm" svg:y1="1.401cm" svg:x2="5.328cm" svg:y2="1.924cm">
          <text:p/>
        </draw:line>
        <draw:line draw:style-name="gr5" draw:text-style-name="P1" draw:layer="layout" svg:x1="4.555cm" svg:y1="1.401cm" svg:x2="4.555cm" svg:y2="1.924cm">
          <text:p/>
        </draw:line>
        <draw:line draw:style-name="gr5" draw:text-style-name="P1" draw:layer="layout" svg:x1="4.579cm" svg:y1="0.487cm" svg:x2="4.579cm" svg:y2="0.849cm">
          <text:p/>
        </draw:line>
        <draw:line draw:style-name="gr5" draw:text-style-name="P1" draw:layer="layout" svg:x1="4.141cm" svg:y1="2.532cm" svg:x2="4.503cm" svg:y2="2.532cm">
          <text:p/>
        </draw:line>
        <draw:line draw:style-name="gr5" draw:text-style-name="P1" draw:layer="layout" svg:x1="5.28cm" svg:y1="2.592cm" svg:x2="5.28cm" svg:y2="2.954cm">
          <text:p/>
        </draw:line>
        <draw:frame draw:style-name="gr6" draw:text-style-name="P1" draw:layer="layout" svg:width="0.456cm" svg:height="0.385cm" svg:x="5.18cm" svg:y="2.15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466cm" svg:height="0.385cm" svg:x="4.063cm" svg:y="0.835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426cm" svg:height="0.36cm" svg:x="4.017cm" svg:y="2.657cm">
          <draw:image xlink:href="Pictures/20000001000001640000012D7A0330DC.svm" xlink:type="simple" xlink:show="embed" xlink:actuate="onLoad">
            <text:p/>
          </draw:image>
        </draw:frame>
        <draw:frame draw:style-name="gr4" draw:layer="layout" svg:width="1.878cm" svg:height="0.911cm" svg:x="1.5cm" svg:y="0.304cm">
          <draw:text-box>
            <text:p>مثبت سرا</text:p>
          </draw:text-box>
        </draw:frame>
        <draw:frame draw:style-name="gr4" draw:layer="layout" svg:width="1.814cm" svg:height="0.911cm" svg:x="1.208cm" svg:y="1.658cm">
          <draw:text-box>
            <text:p>منفی سرا</text:p>
          </draw:text-box>
        </draw:frame>
        <draw:frame draw:style-name="gr4" xml:id="id2" draw:id="id2" draw:layer="layout" svg:width="1.141cm" svg:height="0.911cm" svg:x="0.355cm" svg:y="2.346cm">
          <draw:text-box>
            <text:p>گیٹ</text:p>
          </draw:text-box>
          <draw:glue-point draw:id="4" svg:x="0cm" svg:y="-1.866cm"/>
        </draw:frame>
        <draw:frame draw:style-name="gr9" draw:text-style-name="P1" draw:layer="layout" svg:width="1.495cm" svg:height="0.3cm" svg:x="2.963cm" svg:y="1.512cm">
          <draw:image xlink:href="Pictures/20000001000005D80000012D3E6CF53E.svm" xlink:type="simple" xlink:show="embed" xlink:actuate="onLoad">
            <text:p/>
          </draw:image>
        </draw:frame>
        <draw:frame draw:style-name="gr10" draw:text-style-name="P1" draw:layer="layout" svg:width="1.486cm" svg:height="0.3cm" svg:x="5.475cm" svg:y="1.512cm">
          <draw:image xlink:href="Pictures/20000001000005CF0000012D3587D60E.svm" xlink:type="simple" xlink:show="embed" xlink:actuate="onLoad">
            <text:p/>
          </draw:image>
        </draw:frame>
        <draw:connector draw:style-name="gr5" draw:text-style-name="P1" draw:layer="layout" draw:type="curve" draw:line-skew="-1.17cm 0.966cm" svg:x1="1.42cm" svg:y1="2.174cm" svg:x2="1.02cm" svg:y2="1.927cm" draw:start-shape="id1" draw:start-glue-point="9" draw:end-shape="id1" draw:end-glue-point="4" svg:d="m1420 2174c0 54-126 45-170-30s-7-217-230-217">
          <text:p/>
        </draw:connector>
        <draw:connector draw:style-name="gr5" draw:text-style-name="P1" draw:layer="layout" draw:type="curve" draw:line-skew="0.971cm 1.194cm" svg:x1="1.713cm" svg:y1="0.796cm" svg:x2="1.051cm" svg:y2="1.05cm" draw:start-shape="id1" draw:start-glue-point="7" draw:end-shape="id1" draw:end-glue-point="6" svg:d="m1713 796c0 24-158 20-194 77s51 177-468 177">
          <text:p/>
        </draw:connector>
        <draw:connector draw:style-name="gr5" draw:text-style-name="P1" draw:layer="layout" draw:type="curve" draw:line-skew="2.648cm 0.857cm" svg:x1="0.925cm" svg:y1="2.632cm" svg:x2="0.812cm" svg:y2="1.935cm" draw:start-shape="id2" draw:start-glue-point="4" draw:end-shape="id1" draw:end-glue-point="5" svg:d="m925 2632c0-214-107-178-173-299s-90-398 60-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31T11:43:36</meta:creation-date>
    <meta:editing-duration>PT20M52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31T12:04:26</dc:date>
    <dc:creator>kkk </dc:creator>
    <meta:document-statistic meta:object-count="31"/>
    <meta:template xlink:type="simple" xlink:actuate="onRequest" xlink:title="kkkFigures" xlink:href="../../../../../.libreoffice/3/user/template/kkkFigures.otg" meta:date="2014-07-31T11:43:35"/>
  </office:meta>
</office:document-meta>
</file>